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60000017E3DB96F5228EEAE8E.png" manifest:media-type="image/png"/>
  <manifest:file-entry manifest:full-path="Pictures/1000000000000299000001B717CA56C1BF5223A4.png" manifest:media-type="image/png"/>
  <manifest:file-entry manifest:full-path="Pictures/10000000000001F30000012C70E4BDD08C90CAED.png" manifest:media-type="image/png"/>
  <manifest:file-entry manifest:full-path="Pictures/100000000000029D0000016005BA15128A61D32C.png" manifest:media-type="image/png"/>
  <manifest:file-entry manifest:full-path="Pictures/1000000000000384000000DE90654FBA56DBE87B.jpg" manifest:media-type="image/jpeg"/>
  <manifest:file-entry manifest:full-path="Pictures/10000000000004B4000001625D637CB92A290AF9.png" manifest:media-type="image/png"/>
  <manifest:file-entry manifest:full-path="Pictures/10000000000002CC000001386B6C061145B15ED1.png" manifest:media-type="image/png"/>
  <manifest:file-entry manifest:full-path="Pictures/10000000000002B9000001ACBFF694DFAEE6108C.png" manifest:media-type="image/png"/>
  <manifest:file-entry manifest:full-path="Pictures/100000000000010900000127BD7717198E76BF9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Droid Sans Mono" svg:font-family="'Droid Sans Mono', monospace, monospace, 'Droid Sans Fallback'"/>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154cm" table:align="left" style:writing-mode="lr-tb"/>
    </style:style>
    <style:style style:name="Table1.A" style:family="table-column">
      <style:table-column-properties style:column-width="2.743cm"/>
    </style:style>
    <style:style style:name="Table1.B" style:family="table-column">
      <style:table-column-properties style:column-width="7.417cm"/>
    </style:style>
    <style:style style:name="Table1.C" style:family="table-column">
      <style:table-column-properties style:column-width="5.08cm"/>
    </style:style>
    <style:style style:name="Table1.D" style:family="table-column">
      <style:table-column-properties style:column-width="1.914cm"/>
    </style:style>
    <style:style style:name="Table1.1" style:family="table-row">
      <style:table-row-properties fo:keep-together="auto"/>
    </style:style>
    <style:style style:name="Table1.A1" style:family="table-cell">
      <style:table-cell-properties style:vertical-align="top" fo:background-color="#e5e5e5" fo:padding-left="0.191cm" fo:padding-right="0.191cm" fo:padding-top="0cm" fo:padding-bottom="0cm" fo:border-left="0.25pt solid #808080" fo:border-right="none" fo:border-top="0.25pt solid #808080" fo:border-bottom="0.25pt solid #808080" style:writing-mode="lr-tb">
        <style:background-image/>
      </style:table-cell-properties>
    </style:style>
    <style:style style:name="Table1.B1" style:family="table-cell">
      <style:table-cell-properties style:vertical-align="top" fo:padding-left="0.191cm" fo:padding-right="0.191cm" fo:padding-top="0cm" fo:padding-bottom="0cm" fo:border="0.25pt solid #808080" style:writing-mode="lr-tb"/>
    </style:style>
    <style:style style:name="Table1.2" style:family="table-row">
      <style:table-row-properties style:min-row-height="0.416cm" fo:keep-together="auto"/>
    </style:style>
    <style:style style:name="Table1.B2"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1.D2" style:family="table-cell">
      <style:table-cell-properties style:vertical-align="top" fo:padding-left="0.191cm" fo:padding-right="0.191cm" fo:padding-top="0cm" fo:padding-bottom="0cm" fo:border="0.25pt solid #808080" style:writing-mode="lr-tb"/>
    </style:style>
    <style:style style:name="Table1.B3"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1.D3" style:family="table-cell">
      <style:table-cell-properties style:vertical-align="top" fo:padding-left="0.191cm" fo:padding-right="0.191cm" fo:padding-top="0cm" fo:padding-bottom="0cm" fo:border="0.25pt solid #808080" style:writing-mode="lr-tb"/>
    </style:style>
    <style:style style:name="Table1.B4"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1.D4" style:family="table-cell">
      <style:table-cell-properties style:vertical-align="top" fo:padding-left="0.191cm" fo:padding-right="0.191cm" fo:padding-top="0cm" fo:padding-bottom="0cm" fo:border="0.25pt solid #808080" style:writing-mode="lr-tb"/>
    </style:style>
    <style:style style:name="Table2" style:family="table">
      <style:table-properties style:width="17.154cm" table:align="left" style:writing-mode="lr-tb"/>
    </style:style>
    <style:style style:name="Table2.A" style:family="table-column">
      <style:table-column-properties style:column-width="7.451cm"/>
    </style:style>
    <style:style style:name="Table2.B" style:family="table-column">
      <style:table-column-properties style:column-width="2.625cm"/>
    </style:style>
    <style:style style:name="Table2.C" style:family="table-column">
      <style:table-column-properties style:column-width="7.078cm"/>
    </style:style>
    <style:style style:name="Table2.1" style:family="table-row">
      <style:table-row-properties fo:keep-together="auto"/>
    </style:style>
    <style:style style:name="Table2.A1" style:family="table-cell">
      <style:table-cell-properties style:vertical-align="top"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2.C1" style:family="table-cell">
      <style:table-cell-properties style:vertical-align="top" fo:background-color="#e5e5e5" fo:padding-left="0.123cm" fo:padding-right="0.123cm" fo:padding-top="0cm" fo:padding-bottom="0cm" fo:border="0.25pt solid #808080" style:writing-mode="lr-tb">
        <style:background-image/>
      </style:table-cell-properties>
    </style:style>
    <style:style style:name="Table2.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B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C2" style:family="table-cell">
      <style:table-cell-properties style:vertical-align="top" fo:padding-left="0.123cm" fo:padding-right="0.123cm" fo:padding-top="0cm" fo:padding-bottom="0cm" fo:border="0.25pt solid #808080" style:writing-mode="lr-tb"/>
    </style:style>
    <style:style style:name="Table2.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B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C3" style:family="table-cell">
      <style:table-cell-properties style:vertical-align="top" fo:padding-left="0.123cm" fo:padding-right="0.123cm" fo:padding-top="0cm" fo:padding-bottom="0cm" fo:border="0.25pt solid #808080" style:writing-mode="lr-tb"/>
    </style:style>
    <style:style style:name="Table5" style:family="table">
      <style:table-properties style:width="17.154cm" table:align="left" style:writing-mode="lr-tb"/>
    </style:style>
    <style:style style:name="Table5.A" style:family="table-column">
      <style:table-column-properties style:column-width="7.451cm"/>
    </style:style>
    <style:style style:name="Table5.B" style:family="table-column">
      <style:table-column-properties style:column-width="9.703cm"/>
    </style:style>
    <style:style style:name="Table5.1" style:family="table-row">
      <style:table-row-properties fo:keep-together="auto"/>
    </style:style>
    <style:style style:name="Table5.A1" style:family="table-cell">
      <style:table-cell-properties style:vertical-align="top"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5.B1" style:family="table-cell">
      <style:table-cell-properties style:vertical-align="top" fo:background-color="#e5e5e5" fo:padding-left="0.123cm" fo:padding-right="0.123cm" fo:padding-top="0cm" fo:padding-bottom="0cm" fo:border="0.25pt solid #808080" style:writing-mode="lr-tb">
        <style:background-image/>
      </style:table-cell-properties>
    </style:style>
    <style:style style:name="Table5.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5.B2" style:family="table-cell">
      <style:table-cell-properties style:vertical-align="top" fo:padding-left="0.123cm" fo:padding-right="0.123cm" fo:padding-top="0cm" fo:padding-bottom="0cm" fo:border="0.25pt solid #808080" style:writing-mode="lr-tb"/>
    </style:style>
    <style:style style:name="Table5.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5.B3" style:family="table-cell">
      <style:table-cell-properties style:vertical-align="top" fo:padding-left="0.123cm" fo:padding-right="0.123cm" fo:padding-top="0cm" fo:padding-bottom="0cm" fo:border="0.25pt solid #808080" style:writing-mode="lr-tb"/>
    </style:style>
    <style:style style:name="Table3" style:family="table">
      <style:table-properties style:width="17.154cm" table:align="left" style:writing-mode="lr-tb"/>
    </style:style>
    <style:style style:name="Table3.A" style:family="table-column">
      <style:table-column-properties style:column-width="4.953cm"/>
    </style:style>
    <style:style style:name="Table3.B" style:family="table-column">
      <style:table-column-properties style:column-width="2.498cm"/>
    </style:style>
    <style:style style:name="Table3.C" style:family="table-column">
      <style:table-column-properties style:column-width="2.625cm"/>
    </style:style>
    <style:style style:name="Table3.D" style:family="table-column">
      <style:table-column-properties style:column-width="7.078cm"/>
    </style:style>
    <style:style style:name="Table3.1" style:family="table-row">
      <style:table-row-properties fo:keep-together="auto"/>
    </style:style>
    <style:style style:name="Table3.A1" style:family="table-cell">
      <style:table-cell-properties style:vertical-align="top"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3.D1" style:family="table-cell">
      <style:table-cell-properties style:vertical-align="top" fo:background-color="#e5e5e5" fo:padding-left="0.123cm" fo:padding-right="0.123cm" fo:padding-top="0cm" fo:padding-bottom="0cm" fo:border="0.25pt solid #808080" style:writing-mode="lr-tb">
        <style:background-image/>
      </style:table-cell-properties>
    </style:style>
    <style:style style:name="Table3.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B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C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D2" style:family="table-cell">
      <style:table-cell-properties style:vertical-align="top" fo:padding-left="0.123cm" fo:padding-right="0.123cm" fo:padding-top="0cm" fo:padding-bottom="0cm" fo:border="0.25pt solid #808080" style:writing-mode="lr-tb"/>
    </style:style>
    <style:style style:name="Table3.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B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C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D3" style:family="table-cell">
      <style:table-cell-properties style:vertical-align="top" fo:padding-left="0.123cm" fo:padding-right="0.123cm" fo:padding-top="0cm" fo:padding-bottom="0cm" fo:border="0.25pt solid #808080" style:writing-mode="lr-tb"/>
    </style:style>
    <style:style style:name="Table3.A4"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B4"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C4"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D4" style:family="table-cell">
      <style:table-cell-properties style:vertical-align="top" fo:padding-left="0.123cm" fo:padding-right="0.123cm" fo:padding-top="0cm" fo:padding-bottom="0cm" fo:border="0.25pt solid #808080" style:writing-mode="lr-tb"/>
    </style:style>
    <style:style style:name="Table3.A5"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B5"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C5"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D5" style:family="table-cell">
      <style:table-cell-properties style:vertical-align="top" fo:padding-left="0.123cm" fo:padding-right="0.123cm" fo:padding-top="0cm" fo:padding-bottom="0cm" fo:border="0.25pt solid #808080" style:writing-mode="lr-tb"/>
    </style:style>
    <style:style style:name="Table4" style:family="table">
      <style:table-properties style:width="17.154cm" table:align="left" style:writing-mode="lr-tb"/>
    </style:style>
    <style:style style:name="Table4.A" style:family="table-column">
      <style:table-column-properties style:column-width="1.651cm"/>
    </style:style>
    <style:style style:name="Table4.B" style:family="table-column">
      <style:table-column-properties style:column-width="1.82cm"/>
    </style:style>
    <style:style style:name="Table4.C" style:family="table-column">
      <style:table-column-properties style:column-width="2.413cm"/>
    </style:style>
    <style:style style:name="Table4.D" style:family="table-column">
      <style:table-column-properties style:column-width="6.985cm"/>
    </style:style>
    <style:style style:name="Table4.E" style:family="table-column">
      <style:table-column-properties style:column-width="4.284cm"/>
    </style:style>
    <style:style style:name="Table4.1" style:family="table-row">
      <style:table-row-properties fo:keep-together="auto"/>
    </style:style>
    <style:style style:name="Table4.A1" style:family="table-cell">
      <style:table-cell-properties style:vertical-align="bottom"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4.E1" style:family="table-cell">
      <style:table-cell-properties style:vertical-align="bottom" fo:background-color="#e5e5e5" fo:padding-left="0.123cm" fo:padding-right="0.123cm" fo:padding-top="0cm" fo:padding-bottom="0cm" fo:border="0.25pt solid #808080" style:writing-mode="lr-tb">
        <style:background-image/>
      </style:table-cell-properties>
    </style:style>
    <style:style style:name="Table4.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B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C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D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E2" style:family="table-cell">
      <style:table-cell-properties style:vertical-align="top" fo:padding-left="0.123cm" fo:padding-right="0.123cm" fo:padding-top="0cm" fo:padding-bottom="0cm" fo:border="0.25pt solid #808080" style:writing-mode="lr-tb"/>
    </style:style>
    <style:style style:name="Table4.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B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C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D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E3" style:family="table-cell">
      <style:table-cell-properties style:vertical-align="top" fo:padding-left="0.123cm" fo:padding-right="0.123cm" fo:padding-top="0cm" fo:padding-bottom="0cm" fo:border="0.25pt solid #808080" style:writing-mode="lr-tb"/>
    </style:style>
    <style:style style:name="P1" style:family="paragraph" style:parent-style-name="Footer">
      <style:paragraph-properties>
        <style:tab-stops>
          <style:tab-stop style:position="8.255cm" style:type="center"/>
          <style:tab-stop style:position="16.51cm" style:type="right"/>
        </style:tab-stops>
      </style:paragraph-properties>
    </style:style>
    <style:style style:name="P2" style:family="paragraph" style:parent-style-name="Standard">
      <style:text-properties style:font-name="Calibri" fo:font-size="10pt" fo:language="pt" fo:country="BR" fo:font-weight="bold" style:font-size-asian="10pt" style:language-asian="pt" style:country-asian="BR" style:font-weight-asian="bold" style:font-name-complex="Calibri" style:font-size-complex="11pt" style:font-weight-complex="bold"/>
    </style:style>
    <style:style style:name="P3" style:family="paragraph" style:parent-style-name="Standard">
      <style:paragraph-properties style:snap-to-layout-grid="false"/>
      <style:text-properties fo:font-weight="bold" style:font-weight-asian="bold"/>
    </style:style>
    <style:style style:name="P4" style:family="paragraph" style:parent-style-name="Standard">
      <style:paragraph-properties style:snap-to-layout-grid="false"/>
    </style:style>
    <style:style style:name="P5" style:family="paragraph" style:parent-style-name="Standard">
      <style:text-properties fo:color="#808080"/>
    </style:style>
    <style:style style:name="P6" style:family="paragraph" style:parent-style-name="Standard">
      <style:text-properties fo:color="#808080" style:language-asian="en" style:country-asian="GB"/>
    </style:style>
    <style:style style:name="P7" style:family="paragraph" style:parent-style-name="Standard">
      <style:text-properties officeooo:rsid="000f1b27" officeooo:paragraph-rsid="000f1b27"/>
    </style:style>
    <style:style style:name="P8" style:family="paragraph" style:parent-style-name="Standard">
      <style:text-properties officeooo:rsid="000f1b27" officeooo:paragraph-rsid="003cfab5"/>
    </style:style>
    <style:style style:name="P9" style:family="paragraph" style:parent-style-name="Standard">
      <style:text-properties officeooo:paragraph-rsid="000f1b27"/>
    </style:style>
    <style:style style:name="P10" style:family="paragraph" style:parent-style-name="Standard">
      <style:text-properties officeooo:paragraph-rsid="00149448"/>
    </style:style>
    <style:style style:name="P11" style:family="paragraph" style:parent-style-name="Standard">
      <style:text-properties officeooo:paragraph-rsid="001cbc80"/>
    </style:style>
    <style:style style:name="P12" style:family="paragraph" style:parent-style-name="Standard">
      <style:text-properties officeooo:rsid="0020b6ac" officeooo:paragraph-rsid="0020b6ac"/>
    </style:style>
    <style:style style:name="P13" style:family="paragraph" style:parent-style-name="Standard">
      <style:text-properties fo:font-weight="normal" officeooo:rsid="001cbc80" officeooo:paragraph-rsid="0020b6ac" style:font-weight-asian="normal" style:font-weight-complex="normal"/>
    </style:style>
    <style:style style:name="P14" style:family="paragraph" style:parent-style-name="Standard">
      <style:text-properties fo:font-weight="normal" officeooo:rsid="001cbc80" officeooo:paragraph-rsid="0027eb75" style:font-weight-asian="normal" style:font-weight-complex="normal"/>
    </style:style>
    <style:style style:name="P15" style:family="paragraph" style:parent-style-name="Standard">
      <style:text-properties fo:font-weight="normal" officeooo:rsid="0027eb75" officeooo:paragraph-rsid="0027eb75" style:font-weight-asian="normal" style:font-weight-complex="normal"/>
    </style:style>
    <style:style style:name="P16" style:family="paragraph" style:parent-style-name="Standard">
      <style:text-properties officeooo:rsid="0027eb75" officeooo:paragraph-rsid="0027eb75"/>
    </style:style>
    <style:style style:name="P17" style:family="paragraph" style:parent-style-name="Standard">
      <style:text-properties officeooo:rsid="0032b73d" officeooo:paragraph-rsid="00341eb8"/>
    </style:style>
    <style:style style:name="P18" style:family="paragraph" style:parent-style-name="Standard">
      <style:text-properties officeooo:rsid="0032b73d" officeooo:paragraph-rsid="003a714f"/>
    </style:style>
    <style:style style:name="P19" style:family="paragraph" style:parent-style-name="Standard">
      <style:text-properties officeooo:rsid="0032b73d" officeooo:paragraph-rsid="003d8484"/>
    </style:style>
    <style:style style:name="P20" style:family="paragraph" style:parent-style-name="Standard">
      <style:text-properties officeooo:paragraph-rsid="00341eb8"/>
    </style:style>
    <style:style style:name="P21" style:family="paragraph" style:parent-style-name="Standard">
      <style:text-properties officeooo:rsid="00341eb8" officeooo:paragraph-rsid="00341eb8"/>
    </style:style>
    <style:style style:name="P22" style:family="paragraph" style:parent-style-name="Standard">
      <style:text-properties officeooo:paragraph-rsid="0037b200"/>
    </style:style>
    <style:style style:name="P23" style:family="paragraph" style:parent-style-name="Standard">
      <style:text-properties fo:color="#6a9955" style:font-name="Droid Sans Mono" fo:font-size="10.5pt" fo:font-weight="normal" officeooo:rsid="000f1b27" officeooo:paragraph-rsid="000f1b27" fo:background-color="#333333"/>
    </style:style>
    <style:style style:name="P24" style:family="paragraph" style:parent-style-name="Standard">
      <style:text-properties officeooo:rsid="00395794" officeooo:paragraph-rsid="003a714f"/>
    </style:style>
    <style:style style:name="P25" style:family="paragraph" style:parent-style-name="Standard">
      <style:text-properties officeooo:rsid="003cfab5" officeooo:paragraph-rsid="003cfab5"/>
    </style:style>
    <style:style style:name="P26" style:family="paragraph" style:parent-style-name="Table_20_Text">
      <style:text-properties fo:font-weight="bold" style:font-weight-asian="bold"/>
    </style:style>
    <style:style style:name="P27" style:family="paragraph" style:parent-style-name="Table_20_Text">
      <style:paragraph-properties style:snap-to-layout-grid="false"/>
      <style:text-properties fo:font-weight="bold" style:font-weight-asian="bold"/>
    </style:style>
    <style:style style:name="P28" style:family="paragraph" style:parent-style-name="Table_20_Text">
      <style:text-properties fo:font-weight="bold" officeooo:rsid="00149448" officeooo:paragraph-rsid="00149448" style:font-weight-asian="bold"/>
    </style:style>
    <style:style style:name="P29" style:family="paragraph" style:parent-style-name="Table_20_Text">
      <style:paragraph-properties style:snap-to-layout-grid="false"/>
      <style:text-properties fo:font-weight="bold" officeooo:paragraph-rsid="00149448" style:font-weight-asian="bold" style:font-weight-complex="bold"/>
    </style:style>
    <style:style style:name="P30" style:family="paragraph" style:parent-style-name="Table_20_Text">
      <style:paragraph-properties style:snap-to-layout-grid="false"/>
    </style:style>
    <style:style style:name="P31" style:family="paragraph" style:parent-style-name="Table_20_Text">
      <style:paragraph-properties style:snap-to-layout-grid="false"/>
      <style:text-properties officeooo:rsid="00149448" officeooo:paragraph-rsid="00149448"/>
    </style:style>
    <style:style style:name="P32" style:family="paragraph" style:parent-style-name="Table_20_Text">
      <style:paragraph-properties style:snap-to-layout-grid="false"/>
      <style:text-properties fo:font-weight="normal" officeooo:rsid="00149448" officeooo:paragraph-rsid="00149448" style:font-weight-asian="normal" style:font-weight-complex="normal"/>
    </style:style>
    <style:style style:name="P33" style:family="paragraph" style:parent-style-name="Cover_20_Title">
      <style:text-properties officeooo:rsid="000f1b27" officeooo:paragraph-rsid="000f1b27"/>
    </style:style>
    <style:style style:name="P34" style:family="paragraph" style:parent-style-name="Unnumbered_20_Heading">
      <style:paragraph-properties fo:break-before="page"/>
    </style:style>
    <style:style style:name="P35" style:family="paragraph" style:parent-style-name="Unnumbered_20_Heading">
      <style:text-properties officeooo:rsid="00149448" officeooo:paragraph-rsid="00149448"/>
    </style:style>
    <style:style style:name="P36" style:family="paragraph" style:parent-style-name="Standard">
      <style:paragraph-properties fo:margin-top="0.212cm" fo:margin-bottom="0cm" loext:contextual-spacing="false" style:line-height-at-least="0.503cm"/>
      <style:text-properties fo:color="#d4d4d4" style:font-name="Droid Sans Mono" fo:font-size="10.5pt" fo:font-weight="normal" fo:background-color="#333333"/>
    </style:style>
    <style:style style:name="P37" style:family="paragraph" style:parent-style-name="Standard">
      <style:paragraph-properties fo:margin-top="0.212cm" fo:margin-bottom="0cm" loext:contextual-spacing="false" style:line-height-at-least="0.503cm"/>
      <style:text-properties fo:background-color="#333333"/>
    </style:style>
    <style:style style:name="P38" style:family="paragraph" style:parent-style-name="Standard">
      <style:paragraph-properties fo:margin-left="0cm" fo:margin-right="0cm" fo:text-indent="0cm" style:auto-text-indent="false"/>
      <style:text-properties officeooo:rsid="003fbd17" officeooo:paragraph-rsid="00418956"/>
    </style:style>
    <style:style style:name="P39" style:family="paragraph" style:parent-style-name="Standard">
      <style:paragraph-properties fo:margin-left="0cm" fo:margin-right="0cm" fo:text-indent="0cm" style:auto-text-indent="false"/>
      <style:text-properties officeooo:rsid="0030d338" officeooo:paragraph-rsid="003d8484"/>
    </style:style>
    <style:style style:name="P40" style:family="paragraph" style:parent-style-name="Standard">
      <style:paragraph-properties fo:margin-left="0cm" fo:margin-right="0cm" fo:text-indent="0cm" style:auto-text-indent="false"/>
      <style:text-properties fo:font-weight="normal" officeooo:rsid="0043c1f0" officeooo:paragraph-rsid="00418956" style:font-weight-asian="normal" style:font-weight-complex="normal"/>
    </style:style>
    <style:style style:name="P41" style:family="paragraph" style:parent-style-name="Standard">
      <style:paragraph-properties fo:margin-left="0cm" fo:margin-right="0cm" fo:text-indent="0cm" style:auto-text-indent="false"/>
      <style:text-properties fo:font-weight="normal" officeooo:rsid="00418956" officeooo:paragraph-rsid="00418956" style:font-weight-asian="normal" style:font-weight-complex="normal"/>
    </style:style>
    <style:style style:name="P42" style:family="paragraph" style:parent-style-name="Standard">
      <style:paragraph-properties fo:margin-left="0cm" fo:margin-right="0cm" fo:text-indent="0cm" style:auto-text-indent="false"/>
      <style:text-properties fo:font-weight="normal" officeooo:rsid="00418956" officeooo:paragraph-rsid="0043c1f0" style:font-weight-asian="normal" style:font-weight-complex="normal"/>
    </style:style>
    <style:style style:name="P43" style:family="paragraph" style:parent-style-name="Standard" style:master-page-name="Standard">
      <style:paragraph-properties style:page-number="auto"/>
    </style:style>
    <style:style style:name="P44" style:family="paragraph" style:parent-style-name="Standard" style:list-style-name="L1">
      <style:text-properties officeooo:rsid="0020b6ac" officeooo:paragraph-rsid="0020b6ac"/>
    </style:style>
    <style:style style:name="P45" style:family="paragraph" style:parent-style-name="Standard" style:list-style-name="L1">
      <style:text-properties officeooo:rsid="002287e3" officeooo:paragraph-rsid="002287e3"/>
    </style:style>
    <style:style style:name="P46" style:family="paragraph" style:parent-style-name="Standard" style:list-style-name="L1">
      <style:text-properties fo:font-weight="normal" officeooo:rsid="002287e3" officeooo:paragraph-rsid="002287e3" style:font-weight-asian="normal" style:font-weight-complex="normal"/>
    </style:style>
    <style:style style:name="P47" style:family="paragraph" style:parent-style-name="Standard" style:list-style-name="L3">
      <style:text-properties fo:font-weight="normal" officeooo:rsid="0043c1f0" officeooo:paragraph-rsid="0043c1f0" style:font-weight-asian="normal" style:font-weight-complex="normal"/>
    </style:style>
    <style:style style:name="P48" style:family="paragraph" style:parent-style-name="Standard" style:list-style-name="L2">
      <style:text-properties officeooo:rsid="003cfab5" officeooo:paragraph-rsid="003cfab5"/>
    </style:style>
    <style:style style:name="P49" style:family="paragraph" style:parent-style-name="Standard" style:list-style-name="L4">
      <style:paragraph-properties fo:text-align="start" style:justify-single-word="false"/>
      <style:text-properties officeooo:rsid="00110913" officeooo:paragraph-rsid="00110913"/>
    </style:style>
    <style:style style:name="P50" style:family="paragraph" style:parent-style-name="Standard" style:list-style-name="L4">
      <style:paragraph-properties fo:text-align="start" style:justify-single-word="false"/>
      <style:text-properties officeooo:paragraph-rsid="000f1b27"/>
    </style:style>
    <style:style style:name="P51" style:family="paragraph" style:parent-style-name="Standard" style:list-style-name="L4">
      <style:paragraph-properties fo:text-align="start" style:justify-single-word="false"/>
      <style:text-properties officeooo:paragraph-rsid="004500f7"/>
    </style:style>
    <style:style style:name="P52" style:family="paragraph" style:parent-style-name="Standard" style:list-style-name="L4">
      <style:paragraph-properties fo:text-align="start" style:justify-single-word="false"/>
      <style:text-properties officeooo:paragraph-rsid="0038f833"/>
    </style:style>
    <style:style style:name="P53" style:family="paragraph" style:parent-style-name="Standard" style:list-style-name="L4">
      <style:paragraph-properties fo:text-align="start" style:justify-single-word="false"/>
      <style:text-properties officeooo:rsid="0027701e" officeooo:paragraph-rsid="0027701e"/>
    </style:style>
    <style:style style:name="P54" style:family="paragraph" style:parent-style-name="Standard" style:list-style-name="L4">
      <style:paragraph-properties fo:text-align="start" style:justify-single-word="false"/>
      <style:text-properties officeooo:rsid="0027701e" officeooo:paragraph-rsid="002e1377"/>
    </style:style>
    <style:style style:name="P55" style:family="paragraph" style:parent-style-name="Standard" style:list-style-name="L4">
      <style:paragraph-properties fo:text-align="start" style:justify-single-word="false"/>
      <style:text-properties officeooo:rsid="002ed35f" officeooo:paragraph-rsid="002ed35f"/>
    </style:style>
    <style:style style:name="P56" style:family="paragraph" style:parent-style-name="Standard" style:list-style-name="L4">
      <style:paragraph-properties fo:text-align="start" style:justify-single-word="false"/>
      <style:text-properties officeooo:rsid="003fae2c" officeooo:paragraph-rsid="003fae2c"/>
    </style:style>
    <style:style style:name="P57" style:family="paragraph" style:parent-style-name="Standard" style:list-style-name="L4">
      <style:paragraph-properties fo:text-align="start" style:justify-single-word="false"/>
      <style:text-properties officeooo:rsid="0010e4bd" officeooo:paragraph-rsid="0010e4bd"/>
    </style:style>
    <style:style style:name="P58" style:family="paragraph" style:parent-style-name="Standard" style:list-style-name="L4">
      <style:paragraph-properties fo:text-align="start" style:justify-single-word="false"/>
      <style:text-properties officeooo:rsid="0012e8cb" officeooo:paragraph-rsid="0012e8cb"/>
    </style:style>
    <style:style style:name="P59" style:family="paragraph" style:parent-style-name="Standard" style:list-style-name="L4">
      <style:paragraph-properties fo:text-align="start" style:justify-single-word="false"/>
      <style:text-properties officeooo:rsid="00146269" officeooo:paragraph-rsid="00146269"/>
    </style:style>
    <style:style style:name="P60" style:family="paragraph" style:parent-style-name="Standard" style:list-style-name="L4">
      <style:paragraph-properties fo:text-align="start" style:justify-single-word="false"/>
      <style:text-properties officeooo:rsid="001889f4" officeooo:paragraph-rsid="001889f4"/>
    </style:style>
    <style:style style:name="P61" style:family="paragraph" style:parent-style-name="Standard" style:list-style-name="L4">
      <style:paragraph-properties fo:text-align="start" style:justify-single-word="false"/>
      <style:text-properties officeooo:rsid="00194312" officeooo:paragraph-rsid="00194312"/>
    </style:style>
    <style:style style:name="P62" style:family="paragraph" style:parent-style-name="Standard" style:list-style-name="L4">
      <style:paragraph-properties fo:text-align="start" style:justify-single-word="false"/>
      <style:text-properties officeooo:rsid="001b27f0" officeooo:paragraph-rsid="001b27f0"/>
    </style:style>
    <style:style style:name="P63" style:family="paragraph" style:parent-style-name="Standard" style:list-style-name="L4">
      <style:paragraph-properties fo:text-align="start" style:justify-single-word="false"/>
      <style:text-properties officeooo:rsid="001be9be" officeooo:paragraph-rsid="001be9be"/>
    </style:style>
    <style:style style:name="P64" style:family="paragraph" style:parent-style-name="Standard" style:list-style-name="L4">
      <style:paragraph-properties fo:text-align="start" style:justify-single-word="false"/>
      <style:text-properties officeooo:rsid="002593f4" officeooo:paragraph-rsid="00299bab"/>
    </style:style>
    <style:style style:name="P65" style:family="paragraph" style:parent-style-name="Standard" style:list-style-name="L4">
      <style:paragraph-properties fo:text-align="start" style:justify-single-word="false"/>
      <style:text-properties officeooo:rsid="0016ca86" officeooo:paragraph-rsid="0016ca86"/>
    </style:style>
    <style:style style:name="P66" style:family="paragraph" style:parent-style-name="Standard" style:list-style-name="L4">
      <style:paragraph-properties fo:text-align="start" style:justify-single-word="false"/>
      <style:text-properties officeooo:rsid="00178fdc" officeooo:paragraph-rsid="00178fdc"/>
    </style:style>
    <style:style style:name="P67" style:family="paragraph" style:parent-style-name="Standard" style:list-style-name="L4">
      <style:paragraph-properties fo:text-align="start" style:justify-single-word="false"/>
      <style:text-properties officeooo:rsid="001b17c1" officeooo:paragraph-rsid="001b17c1"/>
    </style:style>
    <style:style style:name="P68" style:family="paragraph" style:parent-style-name="Standard" style:list-style-name="L4">
      <style:paragraph-properties fo:text-align="start" style:justify-single-word="false"/>
      <style:text-properties officeooo:rsid="0038f833" officeooo:paragraph-rsid="0038f833"/>
    </style:style>
    <style:style style:name="P69" style:family="paragraph" style:parent-style-name="Standard" style:list-style-name="L4">
      <style:paragraph-properties fo:text-align="start" style:justify-single-word="false"/>
      <style:text-properties officeooo:rsid="003b7759" officeooo:paragraph-rsid="003b7759"/>
    </style:style>
    <style:style style:name="P70" style:family="paragraph" style:parent-style-name="Heading_20_1">
      <style:text-properties officeooo:rsid="001cbc80" officeooo:paragraph-rsid="001cbc80"/>
    </style:style>
    <style:style style:name="P71" style:family="paragraph" style:parent-style-name="Heading_20_1">
      <style:text-properties officeooo:rsid="000f1b27" officeooo:paragraph-rsid="000f1b27"/>
    </style:style>
    <style:style style:name="P72" style:family="paragraph" style:parent-style-name="Heading_20_1">
      <style:text-properties fo:color="#808080"/>
    </style:style>
    <style:style style:name="P73" style:family="paragraph" style:parent-style-name="Heading_20_2">
      <style:text-properties officeooo:rsid="001cbc80" officeooo:paragraph-rsid="001cbc80"/>
    </style:style>
    <style:style style:name="P74" style:family="paragraph" style:parent-style-name="Heading_20_2">
      <style:text-properties officeooo:rsid="0030d338" officeooo:paragraph-rsid="0037b200"/>
    </style:style>
    <style:style style:name="P75" style:family="paragraph" style:parent-style-name="Heading_20_2">
      <style:text-properties officeooo:rsid="0030d338" officeooo:paragraph-rsid="0030d338"/>
    </style:style>
    <style:style style:name="P76" style:family="paragraph" style:parent-style-name="Heading_20_2">
      <style:text-properties officeooo:rsid="003cfab5" officeooo:paragraph-rsid="003cfab5"/>
    </style:style>
    <style:style style:name="P77" style:family="paragraph" style:parent-style-name="Heading_20_2">
      <style:text-properties officeooo:rsid="00395794" officeooo:paragraph-rsid="00395794"/>
    </style:style>
    <style:style style:name="P78" style:family="paragraph" style:parent-style-name="Heading_20_2">
      <style:text-properties fo:color="#808080"/>
    </style:style>
    <style:style style:name="P79" style:family="paragraph" style:parent-style-name="Heading_20_3">
      <style:text-properties officeooo:rsid="001cbc80" officeooo:paragraph-rsid="0020b6ac"/>
    </style:style>
    <style:style style:name="P80" style:family="paragraph" style:parent-style-name="Heading_20_3">
      <style:text-properties officeooo:rsid="001cbc80" officeooo:paragraph-rsid="0027eb75"/>
    </style:style>
    <style:style style:name="P81" style:family="paragraph" style:parent-style-name="Heading_20_3">
      <style:text-properties officeooo:rsid="000f1b27" officeooo:paragraph-rsid="000f1b27"/>
    </style:style>
    <style:style style:name="P82" style:family="paragraph" style:parent-style-name="Heading_20_3">
      <style:text-properties officeooo:rsid="00341eb8" officeooo:paragraph-rsid="00341eb8"/>
    </style:style>
    <style:style style:name="P83" style:family="paragraph" style:parent-style-name="Heading_20_3">
      <style:text-properties officeooo:rsid="003d8484" officeooo:paragraph-rsid="003d8484"/>
    </style:style>
    <style:style style:name="P84" style:family="paragraph" style:parent-style-name="Heading_20_3">
      <style:paragraph-properties fo:margin-left="0cm" fo:margin-right="0cm" fo:text-indent="0cm" style:auto-text-indent="false"/>
      <style:text-properties officeooo:rsid="003fbd17" officeooo:paragraph-rsid="003d8484"/>
    </style:style>
    <style:style style:name="T1" style:family="text">
      <style:text-properties fo:language="en" fo:country="US" style:font-size-complex="9pt"/>
    </style:style>
    <style:style style:name="T2" style:family="text">
      <style:text-properties style:font-name="Calibri" fo:font-size="11pt" fo:language="pt" fo:country="BR" style:font-size-asian="11pt" style:language-asian="pt" style:country-asian="BR" style:font-name-complex="Calibri" style:font-size-complex="11pt"/>
    </style:style>
    <style:style style:name="T3" style:family="text">
      <style:text-properties style:language-asian="en" style:country-asian="GB"/>
    </style:style>
    <style:style style:name="T4" style:family="text">
      <style:text-properties officeooo:rsid="000ec160"/>
    </style:style>
    <style:style style:name="T5" style:family="text">
      <style:text-properties officeooo:rsid="000f1b27"/>
    </style:style>
    <style:style style:name="T6" style:family="text">
      <style:text-properties officeooo:rsid="001f208c"/>
    </style:style>
    <style:style style:name="T7" style:family="text">
      <style:text-properties officeooo:rsid="0020b6ac"/>
    </style:style>
    <style:style style:name="T8" style:family="text">
      <style:text-properties fo:font-weight="normal" style:font-weight-asian="normal" style:font-weight-complex="normal"/>
    </style:style>
    <style:style style:name="T9" style:family="text">
      <style:text-properties fo:font-weight="normal" officeooo:rsid="001cbc80" style:font-weight-asian="normal" style:font-weight-complex="normal"/>
    </style:style>
    <style:style style:name="T10" style:family="text">
      <style:text-properties fo:font-weight="normal" officeooo:rsid="002cd276" style:font-weight-asian="normal" style:font-weight-complex="normal"/>
    </style:style>
    <style:style style:name="T11" style:family="text">
      <style:text-properties fo:font-weight="normal" officeooo:rsid="00418956" style:font-weight-asian="normal" style:font-weight-complex="normal"/>
    </style:style>
    <style:style style:name="T12" style:family="text">
      <style:text-properties fo:font-weight="normal" officeooo:rsid="0043c1f0"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0418956" style:font-weight-asian="bold" style:font-weight-complex="bold"/>
    </style:style>
    <style:style style:name="T15" style:family="text">
      <style:text-properties officeooo:rsid="0027701e"/>
    </style:style>
    <style:style style:name="T16" style:family="text">
      <style:text-properties officeooo:rsid="0027eb75"/>
    </style:style>
    <style:style style:name="T17" style:family="text">
      <style:text-properties officeooo:rsid="00299bab"/>
    </style:style>
    <style:style style:name="T18" style:family="text">
      <style:text-properties officeooo:rsid="002e1377"/>
    </style:style>
    <style:style style:name="T19" style:family="text">
      <style:text-properties officeooo:rsid="0030d338"/>
    </style:style>
    <style:style style:name="T20" style:family="text">
      <style:text-properties officeooo:rsid="0032b73d"/>
    </style:style>
    <style:style style:name="T21" style:family="text">
      <style:text-properties officeooo:rsid="00341eb8"/>
    </style:style>
    <style:style style:name="T22" style:family="text">
      <style:text-properties fo:color="#c586c0"/>
    </style:style>
    <style:style style:name="T23" style:family="text">
      <style:text-properties fo:color="#569cd6"/>
    </style:style>
    <style:style style:name="T24" style:family="text">
      <style:text-properties fo:color="#4ec9b0"/>
    </style:style>
    <style:style style:name="T25" style:family="text">
      <style:text-properties fo:color="#dcdcaa"/>
    </style:style>
    <style:style style:name="T26" style:family="text">
      <style:text-properties fo:color="#9cdcfe"/>
    </style:style>
    <style:style style:name="T27" style:family="text">
      <style:text-properties fo:color="#ce9178"/>
    </style:style>
    <style:style style:name="T28" style:family="text">
      <style:text-properties fo:color="#b5cea8"/>
    </style:style>
    <style:style style:name="T29" style:family="text">
      <style:text-properties officeooo:rsid="0038f833"/>
    </style:style>
    <style:style style:name="T30" style:family="text">
      <style:text-properties officeooo:rsid="00395794"/>
    </style:style>
    <style:style style:name="T31" style:family="text">
      <style:text-properties officeooo:rsid="003fbd17"/>
    </style:style>
    <style:style style:name="T32" style:family="text">
      <style:text-properties fo:color="#000099" fo:font-weight="bold" style:font-weight-asian="bold" style:font-weight-complex="bold"/>
    </style:style>
    <style:style style:name="T33" style:family="text">
      <style:text-properties fo:color="#000099" fo:font-weight="bold" officeooo:rsid="00418956" style:font-weight-asian="bold" style:font-weight-complex="bold"/>
    </style:style>
    <style:style style:name="T34" style:family="text">
      <style:text-properties officeooo:rsid="004500f7"/>
    </style:style>
    <style:style style:name="T35" style:family="text"/>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1" draw:name="Image1" text:anchor-type="as-char" svg:width="6.346cm" svg:height="1.565cm" draw:z-index="0"><draw:image xlink:href="Pictures/1000000000000384000000DE90654FBA56DBE87B.jpg" xlink:type="simple" xlink:show="embed" xlink:actuate="onLoad"/></draw:frame></text:p>
      <text:p text:style-name="P33">Component Model</text:p>
      <text:p text:style-name="Cover_20_Title"><text:span text:style-name="T4">Robotic Cognition System</text:span><text:line-break/><text:span text:style-name="T5">Unicamp</text:span></text:p>
      <text:p text:style-name="Standard"/>
      <text:p text:style-name="P34"><text:bookmark-start text:name="hp_LogicalHeaderComplete"/>Table of Contents</text:p>
      <text:table-of-content text:style-name="Sect1"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847cm"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1.905cm"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260325007" text:style-name="Index_20_Link" text:visited-style-name="Index_20_Link">1</text:a><text:a xlink:type="simple" xlink:href="#__RefHeading___Toc260325007" text:style-name="Index_20_Link" text:visited-style-name="Index_20_Link"><text:span text:style-name="T2"><text:tab/></text:span></text:a><text:a xlink:type="simple" xlink:href="#__RefHeading___Toc260325007" text:style-name="Index_20_Link" text:visited-style-name="Index_20_Link">Purpose of this Document<text:tab/>3</text:a></text:p>
          <text:p text:style-name="Contents_20_1"><text:a xlink:type="simple" xlink:href="#__RefHeading___Toc260325008" text:style-name="Index_20_Link" text:visited-style-name="Index_20_Link">2</text:a><text:a xlink:type="simple" xlink:href="#__RefHeading___Toc260325008" text:style-name="Index_20_Link" text:visited-style-name="Index_20_Link"><text:span text:style-name="T2"><text:tab/></text:span></text:a><text:a xlink:type="simple" xlink:href="#__RefHeading___Toc260325008" text:style-name="Index_20_Link" text:visited-style-name="Index_20_Link">Building Blocks<text:tab/>4</text:a></text:p>
          <text:p text:style-name="Contents_20_1"><text:a xlink:type="simple" xlink:href="#__RefHeading___Toc260325009" text:style-name="Index_20_Link" text:visited-style-name="Index_20_Link">3</text:a><text:a xlink:type="simple" xlink:href="#__RefHeading___Toc260325009" text:style-name="Index_20_Link" text:visited-style-name="Index_20_Link"><text:span text:style-name="T2"><text:tab/></text:span></text:a><text:a xlink:type="simple" xlink:href="#__RefHeading___Toc260325009" text:style-name="Index_20_Link" text:visited-style-name="Index_20_Link">Interfaces<text:tab/>5</text:a></text:p>
          <text:p text:style-name="Contents_20_1"><text:a xlink:type="simple" xlink:href="#__RefHeading___Toc260325010" text:style-name="Index_20_Link" text:visited-style-name="Index_20_Link">4</text:a><text:a xlink:type="simple" xlink:href="#__RefHeading___Toc260325010" text:style-name="Index_20_Link" text:visited-style-name="Index_20_Link"><text:span text:style-name="T2"><text:tab/></text:span></text:a><text:a xlink:type="simple" xlink:href="#__RefHeading___Toc260325010" text:style-name="Index_20_Link" text:visited-style-name="Index_20_Link">Mapping<text:tab/>6</text:a></text:p>
        </text:index-body>
      </text:table-of-content>
      <text:p text:style-name="P2"/>
      <text:p text:style-name="Unnumbered_20_Heading">Document Informatio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6">Project Name:</text:p>
          </table:table-cell>
          <table:table-cell table:style-name="Table1.B1" table:number-columns-spanned="3" office:value-type="string">
            <text:p text:style-name="Table_20_Text">Project XXX</text:p>
          </table:table-cell>
          <table:covered-table-cell/>
          <table:covered-table-cell/>
        </table:table-row>
        <table:table-row table:style-name="Table1.2">
          <table:table-cell table:style-name="Table1.A1" office:value-type="string">
            <text:p text:style-name="P26">Prepared By:</text:p>
          </table:table-cell>
          <table:table-cell table:style-name="Table1.B2" office:value-type="string">
            <text:p text:style-name="P27"/>
          </table:table-cell>
          <table:table-cell table:style-name="Table1.A1" office:value-type="string">
            <text:p text:style-name="P26">Document Version No:</text:p>
          </table:table-cell>
          <table:table-cell table:style-name="Table1.D2" office:value-type="string">
            <text:p text:style-name="Table_20_Text"><text:user-defined style:data-style-name="N0" text:name="Doc_Ver_Num"/></text:p>
          </table:table-cell>
        </table:table-row>
        <table:table-row table:style-name="Table1.2">
          <table:table-cell table:style-name="Table1.A1" office:value-type="string">
            <text:p text:style-name="P26">Title:</text:p>
          </table:table-cell>
          <table:table-cell table:style-name="Table1.B3" office:value-type="string">
            <text:p text:style-name="Table_20_Text">Solution Building Blocks</text:p>
          </table:table-cell>
          <table:table-cell table:style-name="Table1.A1" office:value-type="string">
            <text:p text:style-name="P26">Document Version Date:</text:p>
          </table:table-cell>
          <table:table-cell table:style-name="Table1.D3" office:value-type="string">
            <text:p text:style-name="P27"/>
          </table:table-cell>
        </table:table-row>
        <table:table-row table:style-name="Table1.2">
          <table:table-cell table:style-name="Table1.A1" office:value-type="string">
            <text:p text:style-name="P26">Reviewed By:</text:p>
          </table:table-cell>
          <table:table-cell table:style-name="Table1.B4" office:value-type="string">
            <text:p text:style-name="P27"/>
          </table:table-cell>
          <table:table-cell table:style-name="Table1.A1" office:value-type="string">
            <text:p text:style-name="P26">Review Date:</text:p>
          </table:table-cell>
          <table:table-cell table:style-name="Table1.D4" office:value-type="string">
            <text:p text:style-name="P27"/>
          </table:table-cell>
        </table:table-row>
      </table:table>
      <text:p text:style-name="Unnumbered_20_Heading"><text:bookmark-end text:name="hp_LogicalHeaderComplete"/><text:bookmark-start text:name="hp_DistributionList"/>Distribution List</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6">From</text:p>
            </table:table-cell>
            <table:table-cell table:style-name="Table2.A1" office:value-type="string">
              <text:p text:style-name="P26">Date</text:p>
            </table:table-cell>
            <table:table-cell table:style-name="Table2.C1" office:value-type="string">
              <text:p text:style-name="P26">Phone/Fax/Email</text:p>
            </table:table-cell>
          </table:table-row>
        </table:table-header-rows>
        <table:table-row table:style-name="Table2.1">
          <table:table-cell table:style-name="Table2.A2" office:value-type="string">
            <text:p text:style-name="P27"/>
          </table:table-cell>
          <table:table-cell table:style-name="Table2.B2" office:value-type="string">
            <text:p text:style-name="P30"/>
          </table:table-cell>
          <table:table-cell table:style-name="Table2.C2" office:value-type="string">
            <text:p text:style-name="P30"/>
          </table:table-cell>
        </table:table-row>
        <table:table-row table:style-name="Table2.1">
          <table:table-cell table:style-name="Table2.A3" office:value-type="string">
            <text:p text:style-name="P30"/>
          </table:table-cell>
          <table:table-cell table:style-name="Table2.B3" office:value-type="string">
            <text:p text:style-name="P30"/>
          </table:table-cell>
          <table:table-cell table:style-name="Table2.C3" office:value-type="string">
            <text:p text:style-name="P30"/>
          </table:table-cell>
        </table:table-row>
      </table:table>
      <text:p text:style-name="Standard"/>
      <text:p text:style-name="P35">Acronyms</text:p>
      <table:table table:name="Table5" table:style-name="Table5">
        <table:table-column table:style-name="Table5.A"/>
        <table:table-column table:style-name="Table5.B"/>
        <table:table-header-rows>
          <table:table-row table:style-name="Table5.1">
            <table:table-cell table:style-name="Table5.A1" office:value-type="string">
              <text:p text:style-name="P28">Acronym</text:p>
            </table:table-cell>
            <table:table-cell table:style-name="Table5.B1" office:value-type="string">
              <text:p text:style-name="P28">Description</text:p>
            </table:table-cell>
          </table:table-row>
        </table:table-header-rows>
        <table:table-row table:style-name="Table5.1">
          <table:table-cell table:style-name="Table5.A2" office:value-type="string">
            <text:p text:style-name="P32">URDF</text:p>
          </table:table-cell>
          <table:table-cell table:style-name="Table5.B2" office:value-type="string">
            <text:p text:style-name="P31">Unified Robot Description Format</text:p>
          </table:table-cell>
        </table:table-row>
        <table:table-row table:style-name="Table5.1">
          <table:table-cell table:style-name="Table5.A3" office:value-type="string">
            <text:p text:style-name="P29"/>
          </table:table-cell>
          <table:table-cell table:style-name="Table5.B3" office:value-type="string">
            <text:p text:style-name="P29"/>
          </table:table-cell>
        </table:table-row>
      </table:table>
      <text:p text:style-name="P10"/>
      <text:p text:style-name="P10"/>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26">To</text:p>
            </table:table-cell>
            <table:table-cell table:style-name="Table3.A1" office:value-type="string">
              <text:p text:style-name="P26">Action*</text:p>
            </table:table-cell>
            <table:table-cell table:style-name="Table3.A1" office:value-type="string">
              <text:p text:style-name="P26">Due Date</text:p>
            </table:table-cell>
            <table:table-cell table:style-name="Table3.D1" office:value-type="string">
              <text:p text:style-name="P26">Phone/Fax/Email</text:p>
            </table:table-cell>
          </table:table-row>
        </table:table-header-rows>
        <table:table-row table:style-name="Table3.1">
          <table:table-cell table:style-name="Table3.A2" office:value-type="string">
            <text:p text:style-name="P3"/>
          </table:table-cell>
          <table:table-cell table:style-name="Table3.B2" office:value-type="string">
            <text:p text:style-name="P4"/>
          </table:table-cell>
          <table:table-cell table:style-name="Table3.C2" office:value-type="string">
            <text:p text:style-name="P4"/>
          </table:table-cell>
          <table:table-cell table:style-name="Table3.D2" office:value-type="string">
            <text:p text:style-name="P4"/>
          </table:table-cell>
        </table:table-row>
        <table:table-row table:style-name="Table3.1">
          <table:table-cell table:style-name="Table3.A3" office:value-type="string">
            <text:p text:style-name="P4"/>
          </table:table-cell>
          <table:table-cell table:style-name="Table3.B3" office:value-type="string">
            <text:p text:style-name="P4"/>
          </table:table-cell>
          <table:table-cell table:style-name="Table3.C3" office:value-type="string">
            <text:p text:style-name="P4"/>
          </table:table-cell>
          <table:table-cell table:style-name="Table3.D3" office:value-type="string">
            <text:p text:style-name="P4"/>
          </table:table-cell>
        </table:table-row>
        <table:table-row table:style-name="Table3.1">
          <table:table-cell table:style-name="Table3.A4" office:value-type="string">
            <text:p text:style-name="P4"/>
          </table:table-cell>
          <table:table-cell table:style-name="Table3.B4" office:value-type="string">
            <text:p text:style-name="P4"/>
          </table:table-cell>
          <table:table-cell table:style-name="Table3.C4" office:value-type="string">
            <text:p text:style-name="P4"/>
          </table:table-cell>
          <table:table-cell table:style-name="Table3.D4" office:value-type="string">
            <text:p text:style-name="P4"/>
          </table:table-cell>
        </table:table-row>
        <table:table-row table:style-name="Table3.1">
          <table:table-cell table:style-name="Table3.A5" office:value-type="string">
            <text:p text:style-name="P4"/>
          </table:table-cell>
          <table:table-cell table:style-name="Table3.B5" office:value-type="string">
            <text:p text:style-name="P4"/>
          </table:table-cell>
          <table:table-cell table:style-name="Table3.C5" office:value-type="string">
            <text:p text:style-name="P4"/>
          </table:table-cell>
          <table:table-cell table:style-name="Table3.D5" office:value-type="string">
            <text:p text:style-name="P4"/>
          </table:table-cell>
        </table:table-row>
      </table:table>
      <text:p text:style-name="Standard">* Action Types: Approve, Review, Inform, File, Action Required, Attend Meeting, Other (please specify)</text:p>
      <text:p text:style-name="Unnumbered_20_Heading"><text:bookmark-end text:name="hp_DistributionList"/><text:bookmark-start text:name="hp_RevisionHistory"/>Document Version History</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26">Version<text:line-break/>Number</text:p>
            </table:table-cell>
            <table:table-cell table:style-name="Table4.A1" office:value-type="string">
              <text:p text:style-name="P26">Version<text:line-break/>Date</text:p>
            </table:table-cell>
            <table:table-cell table:style-name="Table4.A1" office:value-type="string">
              <text:p text:style-name="P26">Revised By</text:p>
            </table:table-cell>
            <table:table-cell table:style-name="Table4.A1" office:value-type="string">
              <text:p text:style-name="P26">Description</text:p>
            </table:table-cell>
            <table:table-cell table:style-name="Table4.E1" office:value-type="string">
              <text:p text:style-name="P26">Filename</text:p>
            </table:table-cell>
          </table:table-row>
        </table:table-header-rows>
        <table:table-row table:style-name="Table4.1">
          <table:table-cell table:style-name="Table4.A2" office:value-type="string">
            <text:p text:style-name="P27"/>
          </table:table-cell>
          <table:table-cell table:style-name="Table4.B2" office:value-type="string">
            <text:p text:style-name="P30"/>
          </table:table-cell>
          <table:table-cell table:style-name="Table4.C2" office:value-type="string">
            <text:p text:style-name="P30"/>
          </table:table-cell>
          <table:table-cell table:style-name="Table4.D2" office:value-type="string">
            <text:p text:style-name="P30"/>
          </table:table-cell>
          <table:table-cell table:style-name="Table4.E2" office:value-type="string">
            <text:p text:style-name="P30"/>
          </table:table-cell>
        </table:table-row>
        <table:table-row table:style-name="Table4.1">
          <table:table-cell table:style-name="Table4.A3" office:value-type="string">
            <text:p text:style-name="P30"/>
          </table:table-cell>
          <table:table-cell table:style-name="Table4.B3" office:value-type="string">
            <text:p text:style-name="P30"/>
          </table:table-cell>
          <table:table-cell table:style-name="Table4.C3" office:value-type="string">
            <text:p text:style-name="P30"/>
          </table:table-cell>
          <table:table-cell table:style-name="Table4.D3" office:value-type="string">
            <text:p text:style-name="P30"/>
          </table:table-cell>
          <table:table-cell table:style-name="Table4.E3" office:value-type="string">
            <text:p text:style-name="P30"/>
          </table:table-cell>
        </table:table-row>
      </table:table>
      <text:h text:style-name="Heading_20_1" text:outline-level="1"><text:bookmark-end text:name="hp_RevisionHistory"/><text:bookmark-start text:name="__RefHeading___Toc260325007"/><text:bookmark text:name="_Governance_Principles"/>Purpose of this Document<text:bookmark-end text:name="__RefHeading___Toc260325007"/></text:h>
      <text:p text:style-name="Standard">&lt;&lt;Solution Building Blocks (SBBs) relate to the Solutions Continuum, and may be either procured or developed.</text:p>
      <text:p text:style-name="Standard">SBB characteristics are:</text:p>
      <text:list xml:id="list4973932838534964219" text:style-name="WW8Num21">
        <text:list-item>
          <text:p text:style-name="Bullet_20_List">Define what products and components will implement the functionality</text:p>
        </text:list-item>
        <text:list-item>
          <text:p text:style-name="Bullet_20_List">Define the implementation</text:p>
        </text:list-item>
        <text:list-item>
          <text:p text:style-name="Bullet_20_List">Fulfil business requirements</text:p>
        </text:list-item>
        <text:list-item>
          <text:p text:style-name="Bullet_20_List">Be product or vendor-aware&gt;&gt;</text:p>
        </text:list-item>
      </text:list>
      <text:p text:style-name="Standard"/>
      <text:h text:style-name="P70" text:outline-level="1">Robot <text:span text:style-name="T6">Simulation</text:span> Components</text:h>
      <text:p text:style-name="P11"/>
      <text:h text:style-name="P73" text:outline-level="2">Relationship Diagram</text:h>
      <text:p text:style-name="P11"><draw:frame draw:style-name="fr2" draw:name="Image2" text:anchor-type="paragraph" svg:x="0.173cm" svg:y="0.464cm" svg:width="13.203cm" svg:height="7.938cm" draw:z-index="1"><draw:image xlink:href="Pictures/10000000000001F30000012C70E4BDD08C90CAED.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73" text:outline-level="2"><text:span text:style-name="T19">Iteration</text:span> Diagram</text:h>
      <text:p text:style-name="P11"/>
      <text:h text:style-name="P73" text:outline-level="2">Component description</text:h>
      <text:p text:style-name="P11"/>
      <text:h text:style-name="P79" text:outline-level="3"><text:span text:style-name="T7">Joints</text:span><text:span text:style-name="T8"><text:tab/></text:span></text:h>
      <text:p text:style-name="P13"/>
      <text:p text:style-name="P12"><text:span text:style-name="T9">T</text:span><text:span text:style-name="T8">he friction parameters:</text:span></text:p>
      <text:list xml:id="list6387757934591665016" text:style-name="L1">
        <text:list-item>
          <text:p text:style-name="P44"><text:span text:style-name="T13">kp</text:span><text:span text:style-name="T8">: Dynamically 'stiffness'-equivalent coefficient for contact joints (Rigidez)</text:span></text:p>
        </text:list-item>
        <text:list-item>
          <text:p text:style-name="P44"><text:span text:style-name="T13">kd</text:span><text:span text:style-name="T8">: Dynamically 'damping'-equivalent coefficient for contact joints (Amortecimento)</text:span></text:p>
        </text:list-item>
        <text:list-item>
          <text:p text:style-name="P45"><text:span text:style-name="T13">mu</text:span><text:span text:style-name="T8">: Coefficient of friction along the first friction direction</text:span></text:p>
        </text:list-item>
        <text:list-item>
          <text:p text:style-name="P45"><text:span text:style-name="T13">mu2</text:span><text:span text:style-name="T8">: Coefficient of friction along the second friction direction. For most cases, mu2 has same value with mu.</text:span></text:p>
        </text:list-item>
        <text:list-item>
          <text:p text:style-name="P46"/>
        </text:list-item>
      </text:list>
      <text:h text:style-name="P80" text:outline-level="3"><text:soft-page-break/><text:span text:style-name="T16">Laser Pointer</text:span><text:span text:style-name="T8"><text:tab/></text:span></text:h>
      <text:p text:style-name="P14"/>
      <text:p text:style-name="P15"><text:tab/>This is a laser pointer based on the Hokuyo lasers to point to a specific point in the ground where the robotised <text:s/>wheelchair user would like to go. This point information will be an input for UPD calculation processing to identify if that specific point is safe to be moved considering the current wheelchair robot set-up.</text:p>
      <text:p text:style-name="P16"><text:span text:style-name="T8"><text:tab/></text:span><text:span text:style-name="T10">To add the tilt and pan functionality for this laser was added a pan and tilt base in the Hokuyo laser. This pan and tilt can be controlled by a user interface to simulate the movement of the laser ray.</text:span></text:p>
      <text:h text:style-name="P71" text:outline-level="1"><text:bookmark-start text:name="__RefHeading___Toc260325008"/><text:span text:style-name="T15">Application </text:span>Components<text:bookmark-end text:name="__RefHeading___Toc260325008"/></text:h>
      <text:p text:style-name="Standard">&lt;&lt;The purpose of this section is to outline specific functionality and attributes: semantic, unambiguous, including security capability and manageability.&gt;&gt;</text:p>
      <text:p text:style-name="Standard"/>
      <text:h text:style-name="P74" text:outline-level="2">Iteration Diagram</text:h>
      <text:p text:style-name="P22"/>
      <text:p text:style-name="Standard"/>
      <text:p text:style-name="Standard"><draw:frame draw:style-name="fr6" draw:name="Image5" text:anchor-type="paragraph" svg:width="16.51cm" svg:height="4.854cm" draw:z-index="8"><draw:image xlink:href="Pictures/10000000000004B4000001625D637CB92A290AF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P76" text:outline-level="2">UPD processing</text:h>
      <text:p text:style-name="P25">To be defined</text:p>
      <text:list xml:id="list3596462185218384288" text:style-name="L2">
        <text:list-item>
          <text:p text:style-name="P48">Frame rotations from kinect frame to world frame</text:p>
        </text:list-item>
      </text:list>
      <text:p text:style-name="P25"><draw:frame draw:style-name="fr2" draw:name="Image6" text:anchor-type="paragraph" svg:x="1.409cm" svg:y="0.176cm" svg:width="4.565cm" svg:height="5.082cm" draw:z-index="4"><draw:image xlink:href="Pictures/100000000000010900000127BD7717198E76BF98.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list xml:id="list63355610011615" text:continue-numbering="true" text:style-name="L2">
        <text:list-item>
          <text:p text:style-name="P48"/>
        </text:list-item>
      </text:list>
      <text:p text:style-name="P25"><text:soft-page-break/></text:p>
      <text:p text:style-name="P8"/>
      <text:h text:style-name="P81" text:outline-level="3">Point Cloud Data Reduction</text:h>
      <text:p text:style-name="P7">The vox grid approach is being used to downsample the point cloud. </text:p>
      <text:p text:style-name="P7"/>
      <text:h text:style-name="P75" text:outline-level="2">Parse laser <text:span text:style-name="T20">pointer </text:span>sensor data to point cloud</text:h>
      <text:p text:style-name="P17"><text:tab/>In order to have the laser pointer data in the point cloud format, the ROS python class LaserProjection from laser_geometry library is being used. This data will be an input to the <text:span text:style-name="T13">Classify Robot Passage Condition</text:span> component <text:span text:style-name="T21">that will validate if the current location the user is pointing is passable or not for the current robot, considering the unevenness of the ground.</text:span></text:p>
      <text:h text:style-name="P82" text:outline-level="3">Simulation </text:h>
      <text:p text:style-name="P21"/>
      <text:p text:style-name="P21"><text:tab/>This is a simulated wheelchair robot in Gazebo with a sensor kinect and a laser pointer sensor and a box object <text:span text:style-name="T31">in </text:span>front <text:span text:style-name="T31">of </text:span>it.</text:p>
      <text:p text:style-name="P17"><draw:frame draw:style-name="fr3" draw:name="Image3" text:anchor-type="paragraph" svg:width="16.51cm" svg:height="10.137cm" draw:z-index="2"><draw:image xlink:href="Pictures/10000000000002B9000001ACBFF694DFAEE6108C.png" xlink:type="simple" xlink:show="embed" xlink:actuate="onLoad"/></draw:frame></text:p>
      <text:p text:style-name="P17"/>
      <text:p text:style-name="P17"/>
      <text:p text:style-name="P17"/>
      <text:p text:style-name="P17"><text:tab/><text:span text:style-name="T21">In the Rviz application the red pints are the point cloud data parsed from the laser data.</text:span></text:p>
      <text:p text:style-name="P17"/>
      <text:p text:style-name="P17"><draw:frame draw:style-name="fr3" draw:name="Image4" text:anchor-type="paragraph" svg:width="16.51cm" svg:height="10.899cm" draw:z-index="3"><draw:image xlink:href="Pictures/1000000000000299000001B717CA56C1BF5223A4.png" xlink:type="simple" xlink:show="embed" xlink:actuate="onLoad"/></draw:frame><text:soft-page-break/></text:p>
      <text:h text:style-name="P82" text:outline-level="3">Code</text:h>
      <text:p text:style-name="P20"/>
      <text:p text:style-name="P23">#!/usr/bin/env python</text:p>
      <text:p text:style-name="P36"><text:span text:style-name="T22">import</text:span> rospy</text:p>
      <text:p text:style-name="P36"><text:span text:style-name="T22">from</text:span> sensor_msgs.msg <text:span text:style-name="T22">import</text:span> PointCloud2 <text:span text:style-name="T22">as</text:span> pc2 </text:p>
      <text:p text:style-name="P36"><text:span text:style-name="T22">from</text:span> sensor_msgs.msg <text:span text:style-name="T22">import</text:span> LaserScan </text:p>
      <text:p text:style-name="P36"><text:span text:style-name="T22">from</text:span> laser_geometry <text:span text:style-name="T22">import</text:span> LaserProjection</text:p>
      <text:p text:style-name="P37"/>
      <text:p text:style-name="P36"><text:span text:style-name="T23">class</text:span> <text:span text:style-name="T24">Laser2PointCloud</text:span>():</text:p>
      <text:p text:style-name="P36"><text:span text:style-name="T23">def</text:span> <text:span text:style-name="T25">__init__</text:span>(<text:span text:style-name="T26">self</text:span>):</text:p>
      <text:p text:style-name="P36"><text:span text:style-name="T23">self</text:span>.laserProjection = LaserProjection()</text:p>
      <text:p text:style-name="P36"><text:span text:style-name="T23">self</text:span>.laserPub = rospy.Publisher(<text:span text:style-name="T27">"/laser/point_cloud"</text:span>,pc2, <text:span text:style-name="T26">queue_size</text:span>=<text:span text:style-name="T28">1</text:span>)</text:p>
      <text:p text:style-name="P36"><text:span text:style-name="T23">self</text:span>.subscriber = rospy.Subscriber(<text:span text:style-name="T27">"/laser/pointer"</text:span>, LaserScan, <text:span text:style-name="T23">self</text:span>.laserCallBack)</text:p>
      <text:p text:style-name="P37"/>
      <text:p text:style-name="P37"/>
      <text:p text:style-name="P37"/>
      <text:p text:style-name="P36"><text:soft-page-break/><text:span text:style-name="T23">def</text:span> <text:span text:style-name="T25">laserCallBack</text:span>(<text:span text:style-name="T26">self</text:span>,<text:span text:style-name="T26">data</text:span>):</text:p>
      <text:p text:style-name="P36"/>
      <text:p text:style-name="P36">cloud_out = <text:span text:style-name="T23">self</text:span>.laserProjection.projectLaser(data)</text:p>
      <text:p text:style-name="P36"><text:span text:style-name="T23">self</text:span>.laserPub.publish(cloud_out)</text:p>
      <text:p text:style-name="P37"/>
      <text:p text:style-name="P36"><text:span text:style-name="T22">if</text:span> <text:span text:style-name="T26">__name__</text:span> == <text:span text:style-name="T27">'__main__'</text:span>:</text:p>
      <text:p text:style-name="P36">rospy.init_node(<text:span text:style-name="T27">"laser2PointCloud"</text:span>)</text:p>
      <text:p text:style-name="P36">l2pc = Laser2PointCloud()</text:p>
      <text:p text:style-name="P36">rospy.spin()</text:p>
      <text:p text:style-name="P7"/>
      <text:p text:style-name="P19"/>
      <text:h text:style-name="P83" text:outline-level="3">Laser frame to Kinect frame transformation</text:h>
      <text:h text:style-name="P84" text:outline-level="3" text:is-list-header="true"/>
      <text:p text:style-name="P38"><text:tab/>To match the laser cloud data with UPD cloud data, the laser frame should be first translated to the Kinect device sensor frame. The current origin of Kinect in the simulated environment is <text:span text:style-name="T13">xyz="0.50 </text:span><text:span text:style-name="T32">0.2</text:span><text:span text:style-name="T13"> 0.15</text:span><text:span text:style-name="T8">. The laser sensor origin is </text:span><text:span text:style-name="T14">xyz="0.50 </text:span><text:span text:style-name="T33">0.0</text:span><text:span text:style-name="T14"> 0.15"</text:span><text:span text:style-name="T11">. With the difference of </text:span><text:span text:style-name="T14">0.2</text:span><text:span text:style-name="T11"> (20 centimetres) on y axis. </text:span><text:span text:style-name="T12">Below the images from environment simulation, UPD data without laser to Kinect origin translation and UPD data after laser to Kinect origin translation.</text:span></text:p>
      <text:p text:style-name="P40"/>
      <text:list xml:id="list6312128285139964584" text:style-name="L3">
        <text:list-item>
          <text:p text:style-name="P47">Environment simulation</text:p>
        </text:list-item>
      </text:list>
      <text:p text:style-name="P40"><draw:frame draw:style-name="fr4" draw:name="Image11" text:anchor-type="paragraph" svg:width="12.257cm" svg:height="5.285cm" draw:z-index="7"><draw:image xlink:href="Pictures/10000000000003760000017E3DB96F5228EEAE8E.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list xml:id="list63355410418042" text:continue-numbering="true" text:style-name="L3">
        <text:list-item>
          <text:p text:style-name="P47">UPD data without laser to Kinect origin translation</text:p>
        </text:list-item>
      </text:list>
      <text:p text:style-name="P40"/>
      <text:p text:style-name="P40"><text:soft-page-break/></text:p>
      <text:p text:style-name="P40"><draw:frame draw:style-name="fr4" draw:name="Image10" text:anchor-type="paragraph" svg:width="12.723cm" svg:height="6.694cm" draw:z-index="5"><draw:image xlink:href="Pictures/100000000000029D0000016005BA15128A61D32C.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list xml:id="list63355836435459" text:continue-numbering="true" text:style-name="L3">
        <text:list-item>
          <text:p text:style-name="P47">UPD data after laser to Kinect origin translation</text:p>
        </text:list-item>
      </text:list>
      <text:p text:style-name="P40"/>
      <text:p text:style-name="P40"><draw:frame draw:style-name="fr5" draw:name="Image9" text:anchor-type="paragraph" svg:width="13.106cm" svg:height="5.711cm" draw:z-index="6"><draw:image xlink:href="Pictures/10000000000002CC000001386B6C061145B15ED1.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1"/>
      <text:p text:style-name="P42"/>
      <text:p text:style-name="P42"/>
      <text:p text:style-name="P42"/>
      <text:p text:style-name="P41"/>
      <text:p text:style-name="P41"/>
      <text:p text:style-name="P39"/>
      <text:h text:style-name="P77" text:outline-level="2"><text:soft-page-break/>Classify ground passage condition for the robot</text:h>
      <text:p text:style-name="P18"><text:tab/><text:span text:style-name="T30">This component gets UPD data from current environment and the current laser pointer data parsed to point cloud and verifies if the laser is pointing to point cloud in UPD that are safe or not to be passed considering the current robot configuration.</text:span></text:p>
      <text:p text:style-name="P18"/>
      <text:p text:style-name="P24"><text:s/></text:p>
      <text:h text:style-name="P71" text:outline-level="1">References</text:h>
      <text:p text:style-name="P9"/>
      <text:list xml:id="list1541751705407017276" text:style-name="L4">
        <text:list-item>
          <text:p text:style-name="P49">Point Cloud</text:p>
          <text:list>
            <text:list-item>
              <text:p text:style-name="P50"><text:span text:style-name="T5">Downsampling a PointCloud using a VoxelGrid filter - </text:span><text:a xlink:type="simple" xlink:href="http://vml.sakura.ne.jp/koeda/PCL/tutorials/html/voxel_grid.html" text:style-name="Internet_20_link" text:visited-style-name="Visited_20_Internet_20_Link">http://vml.sakura.ne.jp/koeda/PCL/tutorials/html/voxel_grid.html</text:a></text:p>
            </text:list-item>
            <text:list-item>
              <text:p text:style-name="P53">Voxel - <text:a xlink:type="simple" xlink:href="https://en.wikipedia.org/wiki/Voxel" text:style-name="Internet_20_link" text:visited-style-name="Visited_20_Internet_20_Link">https://en.wikipedia.org/wiki/Voxel</text:a></text:p>
            </text:list-item>
            <text:list-item>
              <text:p text:style-name="P54"><text:span text:style-name="T18">Accurate laser scanner to camera calibration with application to range sensor evaluation: </text:span><text:a xlink:type="simple" xlink:href="https://link.springer.com/article/10.1186/s41074-017-0032-5" text:style-name="Internet_20_link" text:visited-style-name="Visited_20_Internet_20_Link"><text:span text:style-name="T18">https://link.springer.com/article/10.1186/s41074-017-0032-5</text:span></text:a></text:p>
            </text:list-item>
            <text:list-item>
              <text:p text:style-name="P55">Convert Laser Scan to PointCloud: <text:a xlink:type="simple" xlink:href="https://www.youtube.com/watch?v=GvilxcePD64" text:style-name="Internet_20_link" text:visited-style-name="Visited_20_Internet_20_Link">https://www.youtube.com/watch?v=GvilxcePD64</text:a></text:p>
            </text:list-item>
            <text:list-item>
              <text:p text:style-name="P56">Estimate the transformation matrix between two set of points (PCL): <text:a xlink:type="simple" xlink:href="https://machinelearning1.wordpress.com/2014/02/09/estimate-the-transformation-matrix-between-two-sets-of-points-pcl/" text:style-name="Internet_20_link" text:visited-style-name="Visited_20_Internet_20_Link">https://machinelearning1.wordpress.com/2014/02/09/estimate-the-transformation-matrix-between-two-sets-of-points-pcl/</text:a></text:p>
            </text:list-item>
            <text:list-item>
              <text:p text:style-name="P51"><text:span text:style-name="T34">Search Point Cloud: </text:span><text:a xlink:type="simple" xlink:href="https://www.researchgate.net/publication/325363391_Indexing_and_searching_point_clouds" text:style-name="Internet_20_link" text:visited-style-name="Visited_20_Internet_20_Link">https://www.researchgate.net/publication/325363391_Indexing_and_searching_point_clouds</text:a></text:p>
            </text:list-item>
            <text:list-item>
              <text:p text:style-name="P56"/>
            </text:list-item>
          </text:list>
        </text:list-item>
        <text:list-item>
          <text:p text:style-name="P49">Simulation</text:p>
          <text:list>
            <text:list-item>
              <text:p text:style-name="P57">Comparative Analysis Between Gazebo and V-REP Robotic Simulators - <text:a xlink:type="simple" xlink:href="https://www.researchgate.net/publication/331688180_Comparative_Analysis_Between_Gazebo_and_V-REP_Robotic_Simulators" text:style-name="Internet_20_link" text:visited-style-name="Visited_20_Internet_20_Link">https://www.researchgate.net/publication/331688180_Comparative_Analysis_Between_Gazebo_and_V-REP_Robotic_Simulators</text:a> </text:p>
            </text:list-item>
            <text:list-item>
              <text:p text:style-name="P49">Bullet Real-Time Physics Simulation - <text:a xlink:type="simple" xlink:href="https://pybullet.org/wordpress/" text:style-name="Internet_20_link" text:visited-style-name="Visited_20_Internet_20_Link">https://pybullet.org/wordpress/</text:a></text:p>
            </text:list-item>
            <text:list-item>
              <text:p text:style-name="P49">Open Dynamics Engine - <text:a xlink:type="simple" xlink:href="https://sourceforge.net/projects/opende/" text:style-name="Internet_20_link" text:visited-style-name="Visited_20_Internet_20_Link">https://sourceforge.net/projects/opende/</text:a></text:p>
            </text:list-item>
            <text:list-item>
              <text:p text:style-name="P58">Simbody: Multibody Physics API - <text:a xlink:type="simple" xlink:href="https://simtk.org/projects/simbody/" text:style-name="Internet_20_link" text:visited-style-name="Visited_20_Internet_20_Link">https://simtk.org/projects/simbody/</text:a></text:p>
            </text:list-item>
            <text:list-item>
              <text:p text:style-name="P58">DART - <text:a xlink:type="simple" xlink:href="http://dartsim.github.io/" text:style-name="Internet_20_link" text:visited-style-name="Visited_20_Internet_20_Link">http://dartsim.github.io/</text:a></text:p>
            </text:list-item>
            <text:list-item>
              <text:p text:style-name="P59">Graphic rendering – OGRE - <text:a xlink:type="simple" xlink:href="https://www.ogre3d.org/" text:style-name="Internet_20_link" text:visited-style-name="Visited_20_Internet_20_Link">https://www.ogre3d.org/</text:a></text:p>
            </text:list-item>
            <text:list-item>
              <text:p text:style-name="P60">Wheelchair URDF example: <text:a xlink:type="simple" xlink:href="https://github.com/DTU-R3/URDF-ROS/tree/master/urdf" text:style-name="Internet_20_link" text:visited-style-name="Visited_20_Internet_20_Link">https://github.com/DTU-R3/URDF-ROS/tree/master/urdf</text:a></text:p>
            </text:list-item>
            <text:list-item>
              <text:p text:style-name="P61">Wheelchair autonomous example: <text:a xlink:type="simple" xlink:href="https://github.com/OSUrobotics/wheelchair-automation" text:style-name="Internet_20_link" text:visited-style-name="Visited_20_Internet_20_Link">https://github.com/OSUrobotics/wheelchair-automation</text:a></text:p>
            </text:list-item>
            <text:list-item>
              <text:p text:style-name="P62">Caster Wheel URDF example: <text:a xlink:type="simple" xlink:href="https://github.com/qboticslabs/mastering_ros_robot_description_pkg/blob/master/urdf/diff_wheeled_robot.xacro" text:style-name="Internet_20_link" text:visited-style-name="Visited_20_Internet_20_Link">https://github.com/qboticslabs/mastering_ros_robot_description_pkg/blob/master/urdf/diff_wheeled_robot.xacro</text:a></text:p>
            </text:list-item>
            <text:list-item>
              <text:p text:style-name="P63">Caster Wheel URDF example 2: <text:a xlink:type="simple" xlink:href="https://github.com/Toronto-Robotics-club/Gazebo_caster_sample/blob/master/jimmy_description/urdf/jimmy.xacro" text:style-name="Internet_20_link" text:visited-style-name="Visited_20_Internet_20_Link">https://github.com/Toronto-Robotics-club/Gazebo_caster_sample/blob/master/jimmy_description/urdf/jimmy.xacro</text:a></text:p>
            </text:list-item>
            <text:list-item>
              <text:p text:style-name="P64">ROS and Gazebo for Depth Camera: <text:a xlink:type="simple" xlink:href="http://gazebosim.org/tutorials/?tut=ros_depth_camera" text:style-name="Internet_20_link" text:visited-style-name="Visited_20_Internet_20_Link">http://gazebosim.org/tutorials/?tut=ros_depth_camera</text:a> </text:p>
            </text:list-item>
            <text:list-item>
              <text:p text:style-name="P64"><text:span text:style-name="T17">Pan &amp; Tilt Gazebo Simulation: </text:span><text:a xlink:type="simple" xlink:href="https://www.theconstructsim.com/pan-tilt-gazebo-simulation" text:style-name="Internet_20_link" text:visited-style-name="Visited_20_Internet_20_Link"><text:span text:style-name="T17">https://www.theconstructsim.com/pan-tilt-gazebo-simulation</text:span></text:a></text:p>
            </text:list-item>
            <text:list-item>
              <text:p text:style-name="P64"/>
              <text:p text:style-name="P63"/>
            </text:list-item>
          </text:list>
        </text:list-item>
        <text:list-item>
          <text:p text:style-name="P65">ROS</text:p>
          <text:list>
            <text:list-item>
              <text:p text:style-name="P65"><text:soft-page-break/>Control: <text:a xlink:type="simple" xlink:href="http://wiki.ros.org/ros_control" text:style-name="Internet_20_link" text:visited-style-name="Visited_20_Internet_20_Link">http://wiki.ros.org/ros_control</text:a></text:p>
            </text:list-item>
            <text:list-item>
              <text:p text:style-name="P66">ROS and Gazebo Tutorial: <text:a xlink:type="simple" xlink:href="http://wiki.ros.org/action/fullsearch/urdf/Tutorials/Using%20a%20URDF%20in%20Gazebo?action=fullsearch&amp;context=180&amp;value=linkto%3A%22urdf%2FTutorials%2FUsing+a+URDF+in+Gazebo%22" text:style-name="Internet_20_link" text:visited-style-name="Visited_20_Internet_20_Link">http://wiki.ros.org/action/fullsearch/urdf/Tutorials/Using%20a%20URDF%20in%20Gazebo?action=fullsearch&amp;context=180&amp;value=linkto%3A%22urdf%2FTutorials%2FUsing+a+URDF+in+Gazebo%22</text:a></text:p>
            </text:list-item>
          </text:list>
        </text:list-item>
        <text:list-item>
          <text:p text:style-name="P67">Wheelchairs examples</text:p>
          <text:list>
            <text:list-item>
              <text:p text:style-name="P67">Example 1: <text:a xlink:type="simple" xlink:href="https://www.dnrwheels.com/collections/power-mobility/products/economy-powerchair" text:style-name="Internet_20_link" text:visited-style-name="Visited_20_Internet_20_Link">https://www.dnrwheels.com/collections/power-mobility/products/economy-powerchair</text:a></text:p>
            </text:list-item>
            <text:list-item>
              <text:p text:style-name="P67">Example 2: <text:a xlink:type="simple" xlink:href="https://www.hedy-wheelchair.com/products/sew01.html" text:style-name="Internet_20_link" text:visited-style-name="Visited_20_Internet_20_Link">https://www.hedy-wheelchair.com/products/sew01.html</text:a></text:p>
            </text:list-item>
          </text:list>
        </text:list-item>
        <text:list-item>
          <text:p text:style-name="P68">Others</text:p>
          <text:list>
            <text:list-item>
              <text:p text:style-name="P52"><text:span text:style-name="T29">Rotation Matrix: </text:span><text:a xlink:type="simple" xlink:href="https://en.wikipedia.org/wiki/Rotation_matrix" text:style-name="Internet_20_link" text:visited-style-name="Visited_20_Internet_20_Link">https://en.wikipedia.org/wiki/Rotation_matrix</text:a></text:p>
            </text:list-item>
            <text:list-item>
              <text:p text:style-name="P52"><text:span text:style-name="T29">Rotating project point: </text:span><text:a xlink:type="simple" xlink:href="http://www.pcl-users.org/Rotating-projected-point-cloud-to-get-z-0-for-all-points-td4034031i20.html" text:style-name="Internet_20_link" text:visited-style-name="Visited_20_Internet_20_Link">http://www.pcl-users.org/Rotating-projected-point-cloud-to-get-z-0-for-all-points-td4034031i20.html</text:a></text:p>
            </text:list-item>
            <text:list-item>
              <text:p text:style-name="P69">C++ Eigen Matrix: <text:a xlink:type="simple" xlink:href="https://eigen.tuxfamily.org/dox/group__TutorialMatrixClass.html" text:style-name="Internet_20_link" text:visited-style-name="Visited_20_Internet_20_Link">https://eigen.tuxfamily.org/dox/group__TutorialMatrixClass.html</text:a></text:p>
            </text:list-item>
            <text:list-item>
              <text:p text:style-name="P69"/>
            </text:list-item>
          </text:list>
        </text:list-item>
      </text:list>
      <text:h text:style-name="P78" text:outline-level="2">Attributes</text:h>
      <text:p text:style-name="P5">&lt;&lt; Specifications of attributes shared across the environment (not to be confused with functionality) such as security, manageability, localizability, scalability.&gt;&gt;</text:p>
      <text:h text:style-name="P78" text:outline-level="2">Performance</text:h>
      <text:p text:style-name="P5"/>
      <text:h text:style-name="P78" text:outline-level="2">Configurability</text:h>
      <text:p text:style-name="P5"/>
      <text:h text:style-name="P78" text:outline-level="2">Drivers and Constraints</text:h>
      <text:p text:style-name="P5">&lt;&lt;<text:span text:style-name="T3">Design drivers and constraints, including the physical architecture.&gt;&gt;</text:span></text:p>
      <text:p text:style-name="P6"/>
      <text:h text:style-name="P72" text:outline-level="1"><text:bookmark-start text:name="__RefHeading___Toc260325009"/>Interfaces<text:bookmark-end text:name="__RefHeading___Toc260325009"/></text:h>
      <text:p text:style-name="P6">&lt;&lt;Interfaces: chosen set, supplied.&gt;&gt;</text:p>
      <text:h text:style-name="P78" text:outline-level="2">Overview</text:h>
      <text:p text:style-name="P6"/>
      <text:h text:style-name="P78" text:outline-level="2">Interoperability</text:h>
      <text:p text:style-name="P6">&lt;&lt;Interoperability and relationship with other building blocks.&gt;&gt;</text:p>
      <text:h text:style-name="P78" text:outline-level="2">Dependent Building Blocks</text:h>
      <text:p text:style-name="P6">&lt;&lt;Describe dependent building blocks with required functionality and named user interfaces.&gt;&gt;</text:p>
      <text:h text:style-name="P78" text:outline-level="2">Required Solution Building Blocks</text:h>
      <text:p text:style-name="P5">&lt;&lt;Required SBBs used with required functionality and names of the interfaces used.&gt;&gt;</text:p>
      <text:p text:style-name="P5"/>
      <text:h text:style-name="Heading_20_1" text:outline-level="1"><text:bookmark-start text:name="__RefHeading___Toc260325010"/>Mapping<text:bookmark-end text:name="__RefHeading___Toc260325010"/></text:h>
      <text:h text:style-name="Heading_20_2" text:outline-level="2">SBB Mapping </text:h>
      <text:p text:style-name="Standard">&lt;&lt;The purpose of this section is to describe mapping from the SBBs to the IT topology and operational policies.</text:p>
      <text:p text:style-name="Standard">Mandatory/optional: This section is mandatory.&gt;&gt;</text:p>
      <text:h text:style-name="Heading_20_2" text:outline-level="2">Relationships Between SBBs and ABBs</text:h>
      <text:p text:style-name="Standard">&lt;&lt;The purpose of this section is to describe relationships between SBBs and ABBs.</text:p>
      <text:p text:style-name="Standard">Mandatory/optional: This-section is mandatory.&gt;&g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Droid Sans Mono" svg:font-family="'Droid Sans Mono', monospace, monospace, 'Droid Sans Fallback'"/>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106cm" loext:contextual-spacing="false" fo:text-align="justify" style:justify-single-word="false" fo:orphans="2" fo:widows="2" style:writing-mode="lr-tb"/>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1.411cm" fo:margin-right="0cm" fo:margin-top="0.423cm" fo:margin-bottom="0.212cm" loext:contextual-spacing="false" fo:text-align="start" style:justify-single-word="false" fo:text-indent="-1.411cm" style:auto-text-indent="false" fo:break-before="page" fo:keep-with-next="always">
        <style:tab-stops>
          <style:tab-stop style:position="1.411cm"/>
        </style:tab-stops>
      </style:paragraph-propertie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411cm" fo:margin-right="0cm" fo:margin-top="0.353cm" fo:margin-bottom="0.141cm" loext:contextual-spacing="false" fo:text-align="start" style:justify-single-word="false" fo:text-indent="-1.411cm" style:auto-text-indent="false" fo:keep-with-next="always">
        <style:tab-stops>
          <style:tab-stop style:position="1.411cm"/>
        </style:tab-stops>
      </style:paragraph-propertie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Heading_20_3" style:display-name="Heading 3" style:family="paragraph" style:parent-style-name="Standard" style:next-style-name="Standard" style:default-outline-level="3" style:class="text">
      <style:paragraph-properties fo:margin-left="1.411cm" fo:margin-right="0cm" fo:margin-top="0.423cm" fo:margin-bottom="0.106cm" loext:contextual-spacing="false" fo:text-align="start" style:justify-single-word="false" fo:text-indent="-1.411cm" style:auto-text-indent="false" fo:keep-with-next="always">
        <style:tab-stops>
          <style:tab-stop style:position="1.411cm"/>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1.411cm" fo:margin-right="0cm" fo:margin-top="0.423cm" fo:margin-bottom="0.106cm" loext:contextual-spacing="false" fo:text-align="start" style:justify-single-word="false" fo:text-indent="-1.411cm" style:auto-text-indent="false" fo:keep-with-next="always">
        <style:tab-stops>
          <style:tab-stop style:position="1.411cm"/>
        </style:tab-stops>
      </style:paragraph-properties>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fo:padding-left="0cm" fo:padding-right="0cm" fo:padding-top="0cm" fo:padding-bottom="1.094cm" fo:border-left="none" fo:border-right="none" fo:border-top="none" fo:border-bottom="0.74pt solid #000000">
        <style:tab-stops>
          <style:tab-stop style:position="7.325cm" style:type="center"/>
          <style:tab-stop style:position="14.651cm" style:type="right"/>
        </style:tab-stops>
      </style:paragraph-properties>
      <style:text-properties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fo:margin-top="0.071cm" fo:margin-bottom="0.071cm" loext:contextual-spacing="false">
        <style:tab-stops>
          <style:tab-stop style:position="7.325cm" style:type="center"/>
          <style:tab-stop style:position="14.651cm" style:type="right"/>
        </style:tab-stops>
      </style:paragraph-properties>
      <style:text-properties fo:font-size="9pt" style:font-size-asian="9pt"/>
    </style:style>
    <style:style style:name="Heading_20_1_20_Appendix" style:display-name="Heading 1 Appendix" style:family="paragraph" style:next-style-name="Standard" style:default-outline-level="1" style:list-style-name="WW8Num13">
      <style:paragraph-properties fo:margin-left="1.411cm" fo:margin-right="0cm" fo:margin-top="0.423cm" fo:margin-bottom="0.212cm" loext:contextual-spacing="false" fo:orphans="2" fo:widows="2" fo:text-indent="-1.411cm" style:auto-text-indent="false" fo:keep-with-next="always">
        <style:tab-stops>
          <style:tab-stop style:position="1.411cm"/>
        </style:tab-stops>
      </style:paragraph-properties>
      <style:text-properties style:use-window-font-color="true" style:font-name="Arial" fo:font-family="Arial" style:font-family-generic="swiss" style:font-pitch="variable" fo:font-size="16pt" fo:language="en" fo:country="US" fo:font-weight="bold"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10pt" style:language-complex="ar" style:country-complex="SA"/>
    </style:style>
    <style:style style:name="Contents_20_1" style:display-name="Contents 1" style:family="paragraph" style:next-style-name="Standard" style:class="index">
      <style:paragraph-properties fo:margin-top="0.035cm" fo:margin-bottom="0.035cm" loext:contextual-spacing="false" fo:orphans="2" fo:widows="2">
        <style:tab-stops>
          <style:tab-stop style:position="0.847cm"/>
          <style:tab-stop style:position="16.51cm"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pt" style:country-asian="BR" style:font-name-complex="Times New Roman" style:font-family-complex="'Times New Roman'" style:font-family-generic-complex="roman" style:font-pitch-complex="variable" style:font-size-complex="12pt" style:language-complex="ar" style:country-complex="SA"/>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2" style:display-name="Contents 2" style:family="paragraph" style:parent-style-name="Standard" style:next-style-name="Standard" style:class="index">
      <style:paragraph-properties fo:margin-left="0.847cm" fo:margin-right="0cm" fo:margin-top="0.035cm" fo:margin-bottom="0.035cm" loext:contextual-spacing="false" fo:text-indent="0cm" style:auto-text-indent="false">
        <style:tab-stops>
          <style:tab-stop style:position="1.905cm"/>
          <style:tab-stop style:position="16.51cm" style:type="right" style:leader-style="dotted" style:leader-text="."/>
        </style:tab-stops>
      </style:paragraph-properties>
      <style:text-properties fo:font-size="10pt" fo:language="pt" fo:country="BR" style:font-size-asian="10pt" style:language-asian="pt" style:country-asian="BR"/>
    </style:style>
    <style:style style:name="Table_20_Text" style:display-name="Table Text" style:family="paragraph">
      <style:paragraph-properties fo:margin-top="0.071cm" fo:margin-bottom="0.071cm" loext:contextual-spacing="false" fo:orphans="2" fo:widows="2">
        <style:tab-stops>
          <style:tab-stop style:position="17.145cm" style:type="righ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font-weight-complex="bold"/>
    </style:style>
    <style:style style:name="Bullet_20_List" style:display-name="Bullet List" style:family="paragraph" style:parent-style-name="Standard" style:list-style-name="WW8Num21"/>
    <style:style style:name="Heading_20_2_20_Appendix" style:display-name="Heading 2 Appendix" style:family="paragraph" style:next-style-name="Standard" style:default-outline-level="2" style:list-style-name="WW8Num13">
      <style:paragraph-properties fo:margin-left="1.411cm" fo:margin-right="0cm" fo:margin-top="0.353cm" fo:margin-bottom="0.141cm" loext:contextual-spacing="false" fo:orphans="2" fo:widows="2" fo:text-indent="-1.411cm" style:auto-text-indent="false" fo:keep-with-next="always">
        <style:tab-stops>
          <style:tab-stop style:position="1.411cm"/>
        </style:tab-stops>
      </style:paragraph-properties>
      <style:text-properties style:use-window-font-color="true"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Arial" style:font-family-complex="Arial" style:font-family-generic-complex="swiss" style:font-pitch-complex="variable" style:font-size-complex="10pt" style:language-complex="ar" style:country-complex="SA" style:font-weight-complex="bold"/>
    </style:style>
    <style:style style:name="Cover_20_Title" style:display-name="Cover Title" style:family="paragraph">
      <style:paragraph-properties fo:margin-top="3.528cm" fo:margin-bottom="0.706cm" loext:contextual-spacing="false" fo:orphans="2" fo:widows="2"/>
      <style:text-properties style:use-window-font-color="true" style:font-name="Arial" fo:font-family="Arial" style:font-family-generic="swiss" style:font-pitch="variable" fo:font-size="22pt" fo:language="en" fo:country="GB" fo:font-weight="bold" style:letter-kerning="true" style:font-name-asian="Times New Roman" style:font-family-asian="'Times New Roman'" style:font-family-generic-asian="roman" style:font-pitch-asian="variable" style:font-size-asian="22pt" style:font-weight-asian="bold" style:font-name-complex="Arial" style:font-family-complex="Arial" style:font-family-generic-complex="swiss" style:font-pitch-complex="variable" style:font-size-complex="16pt" style:language-complex="ar" style:country-complex="SA" style:font-weight-complex="bold"/>
    </style:style>
    <style:style style:name="Unnumbered_20_Heading" style:display-name="Unnumbered Heading" style:family="paragraph" style:parent-style-name="Standard">
      <style:paragraph-properties fo:margin-top="0.423cm" fo:margin-bottom="0.106cm"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p1" style:family="paragraph" style:parent-style-name="Standard">
      <style:paragraph-properties fo:margin-left="0.501cm" fo:margin-right="0cm" fo:margin-top="0.106cm" fo:margin-bottom="0cm" loext:contextual-spacing="false" fo:text-align="start" style:justify-single-word="false" fo:text-indent="0cm" style:auto-text-indent="false"/>
      <style:text-properties style:font-name="Arial" fo:font-family="Arial" style:font-family-generic="swiss" style:font-pitch="variable" fo:font-size="10pt" fo:language="en" fo:country="US" style:font-size-asian="10pt" style:language-asian="pt" style:country-asian="BR" style:font-name-complex="Arial" style:font-family-complex="Arial"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WW8Num1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fo:font-size="10pt" style:font-size-asian="10pt"/>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4z0"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fo:color="#000000" style:font-name="Symbol" fo:font-family="Symbol" style:font-family-generic="roman" style:font-pitch="variable" fo:font-size="8pt" fo:font-style="normal" fo:font-weight="normal" style:font-size-asian="8pt" style:font-style-asian="normal" style:font-weight-asian="normal"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fo:color="#000000"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none"/>
    </style:style>
    <style:style style:name="Visited_20_Internet_20_Link" style:display-name="Visited Internet Link" style:family="text" style:parent-style-name="Default_20_Paragraph_20_Font">
      <style:text-properties fo:color="#0000ff" style:text-underline-style="none"/>
    </style:style>
    <style:style style:name="Page_20_Number" style:display-name="Page Number" style:family="text" style:parent-style-name="Default_20_Paragraph_20_Font"/>
    <style:style style:name="Cover_20_Title_20_Char_20_Char" style:display-name="Cover Title Char Char" style:family="text" style:parent-style-name="Default_20_Paragraph_20_Font">
      <style:text-properties style:font-name="Arial" fo:font-family="Arial" style:font-family-generic="swiss" style:font-pitch="variable" fo:font-size="22pt" fo:language="en" fo:country="GB" fo:font-weight="bold" style:letter-kerning="true" style:font-size-asian="22pt" style:font-weight-asian="bold" style:font-name-complex="Arial" style:font-family-complex="Arial" style:font-family-generic-complex="swiss" style:font-pitch-complex="variable" style:font-size-complex="16pt" style:language-complex="ar" style:country-complex="SA"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22z0"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22z0"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22z0"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22z0"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22z0"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22z0"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22z0"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22z0"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format="A" style:num-letter-sync="true">
        <style:list-level-properties text:list-level-position-and-space-mode="label-alignment">
          <style:list-level-label-alignment text:label-followed-by="listtab" text:list-tab-stop-position="2cm" fo:text-indent="-2cm" fo:margin-left="2cm"/>
        </style:list-level-properties>
      </text:list-level-style-number>
      <text:list-level-style-number text:level="2" text:style-name="WW8Num13z0"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text:style-name="WW8Num13z0"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text:style-name="WW8Num13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3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3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3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3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4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4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4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4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4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4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4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834cm" fo:text-indent="-0.631cm" fo:margin-left="0.831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2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2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2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2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255cm" style:type="center"/>
          <style:tab-stop style:position="16.51cm" style:type="right"/>
        </style:tab-stops>
      </style:paragraph-properties>
    </style:style>
    <style:style style:name="MT1" style:family="text">
      <style:text-properties fo:language="en" fo:country="US" style:font-size-complex="9pt"/>
    </style:style>
    <style:style style:name="MT2" style:family="text"/>
    <style:page-layout style:name="Mpm1">
      <style:page-layout-properties fo:page-width="21.59cm" fo:page-height="27.94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text:span text:style-name="MT1">TOGAF™ 9 Template: Solution Building Blocks<text:tab/><text:tab/></text:span><text:span text:style-name="Page_20_Number"><text:page-number text:select-page="current">9</text:page-number></text:span></text:p>
        <text:p text:style-name="MP1"><text:span text:style-name="Page_20_Number">Copyright © 2010 The Open Group. All rights reserved.<text:tab/><text:tab/>TOGAF</text:span><text:span text:style-name="MT1">™</text:span><text:span text:style-name="Page_20_Number"> is a trademark of The Open Group.</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lution Building Blocks</dc:title>
    <meta:initial-creator>The Open Group</meta:initial-creator>
    <meta:creation-date>2009-10-02T04:25:00</meta:creation-date>
    <dc:date>2020-07-03T06:33:55.050653885</dc:date>
    <meta:print-date>2009-10-05T10:31:00</meta:print-date>
    <meta:editing-cycles>84</meta:editing-cycles>
    <meta:editing-duration>PT8H10M57S</meta:editing-duration>
    <meta:generator>LibreOffice/5.1.6.2$Linux_X86_64 LibreOffice_project/10m0$Build-2</meta:generator>
    <meta:document-statistic meta:table-count="5" meta:image-count="9" meta:object-count="0" meta:page-count="15" meta:paragraph-count="159" meta:word-count="1025" meta:character-count="8206" meta:non-whitespace-character-count="7387"/>
  </office:meta>
</office:document-meta>
</file>